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paragraph-rsid="000b895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8954" officeooo:paragraph-rsid="000b895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paragraph-rsid="000b89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paragraph-rsid="000e47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paragraph-rsid="00103e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0b8954" officeooo:paragraph-rsid="000b895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b895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0e47a3" officeooo:paragraph-rsid="000e47a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03e9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3478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13478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5b1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6cd9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bedc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b8954" officeooo:paragraph-rsid="000b8954" style:font-size-asian="14pt" style:font-weight-asian="bold" style:font-size-complex="16pt" style:font-weight-complex="bold"/>
    </style:style>
    <style:style style:name="P16" style:family="paragraph" style:parent-style-name="Standard">
      <style:text-properties officeooo:rsid="000b8954" officeooo:paragraph-rsid="000b8954"/>
    </style:style>
    <style:style style:name="P17" style:family="paragraph" style:parent-style-name="Standard">
      <style:text-properties officeooo:rsid="000b8954" officeooo:paragraph-rsid="00134788"/>
    </style:style>
    <style:style style:name="P18" style:family="paragraph" style:parent-style-name="Standard">
      <style:paragraph-properties fo:text-align="start" style:justify-single-word="false"/>
      <style:text-properties officeooo:paragraph-rsid="00134788"/>
    </style:style>
    <style:style style:name="P19" style:family="paragraph" style:parent-style-name="Standard">
      <style:paragraph-properties fo:text-align="start" style:justify-single-word="false"/>
      <style:text-properties officeooo:paragraph-rsid="001bedcd"/>
    </style:style>
    <style:style style:name="P20" style:family="paragraph" style:parent-style-name="Standard">
      <style:paragraph-properties fo:text-align="start" style:justify-single-word="false"/>
      <style:text-properties officeooo:paragraph-rsid="001e44cd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b8954" officeooo:paragraph-rsid="000b895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fo:font-weight="normal" officeooo:rsid="0018418f" officeooo:paragraph-rsid="0018418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ff0000" fo:font-weight="normal" officeooo:rsid="0016cd96" officeooo:paragraph-rsid="00199d3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13478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103e9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1ed80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f916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1f9162"/>
    </style:style>
    <style:style style:name="T1" style:family="text">
      <style:text-properties officeooo:rsid="000b8954"/>
    </style:style>
    <style:style style:name="T2" style:family="text">
      <style:text-properties fo:color="#ff0000"/>
    </style:style>
    <style:style style:name="T3" style:family="text">
      <style:text-properties fo:color="#ff0000" officeooo:rsid="000b8954"/>
    </style:style>
    <style:style style:name="T4" style:family="text">
      <style:text-properties fo:color="#ff0000" officeooo:rsid="00103e93"/>
    </style:style>
    <style:style style:name="T5" style:family="text">
      <style:text-properties fo:color="#ff0000" officeooo:rsid="00134788"/>
    </style:style>
    <style:style style:name="T6" style:family="text">
      <style:text-properties fo:color="#ff0000" officeooo:rsid="0016cd96"/>
    </style:style>
    <style:style style:name="T7" style:family="text">
      <style:text-properties fo:color="#ff0000" officeooo:rsid="0018418f"/>
    </style:style>
    <style:style style:name="T8" style:family="text">
      <style:text-properties fo:color="#ff0000" officeooo:rsid="00199d3e"/>
    </style:style>
    <style:style style:name="T9" style:family="text">
      <style:text-properties fo:color="#ff0000" officeooo:rsid="001e44cd"/>
    </style:style>
    <style:style style:name="T10" style:family="text">
      <style:text-properties fo:color="#ff0000" officeooo:rsid="001f9162"/>
    </style:style>
    <style:style style:name="T11" style:family="text">
      <style:text-properties officeooo:rsid="000e47a3"/>
    </style:style>
    <style:style style:name="T12" style:family="text">
      <style:text-properties fo:font-weight="bold" officeooo:rsid="000e47a3" style:font-weight-asian="bold" style:font-weight-complex="bold"/>
    </style:style>
    <style:style style:name="T13" style:family="text">
      <style:text-properties officeooo:rsid="00103e93"/>
    </style:style>
    <style:style style:name="T14" style:family="text">
      <style:text-properties officeooo:rsid="001150d5"/>
    </style:style>
    <style:style style:name="T15" style:family="text">
      <style:text-properties officeooo:rsid="00134788"/>
    </style:style>
    <style:style style:name="T16" style:family="text">
      <style:text-properties style:use-window-font-color="true" fo:font-weight="normal" officeooo:rsid="00103e93" style:font-weight-asian="normal" style:font-weight-complex="normal"/>
    </style:style>
    <style:style style:name="T17" style:family="text">
      <style:text-properties style:use-window-font-color="true" fo:font-weight="normal" officeooo:rsid="00134788" style:font-weight-asian="normal" style:font-weight-complex="normal"/>
    </style:style>
    <style:style style:name="T18" style:family="text">
      <style:text-properties style:use-window-font-color="true" fo:font-weight="normal" officeooo:rsid="0015b1c2" style:font-weight-asian="normal" style:font-weight-complex="normal"/>
    </style:style>
    <style:style style:name="T19" style:family="text">
      <style:text-properties style:use-window-font-color="true" fo:font-weight="normal" officeooo:rsid="001bedcd" style:font-weight-asian="normal" style:font-weight-complex="normal"/>
    </style:style>
    <style:style style:name="T20" style:family="text">
      <style:text-properties style:use-window-font-color="true" fo:font-weight="normal" officeooo:rsid="001ceeee" style:font-weight-asian="normal" style:font-weight-complex="normal"/>
    </style:style>
    <style:style style:name="T21" style:family="text">
      <style:text-properties style:use-window-font-color="true" fo:font-weight="normal" officeooo:rsid="00097b10" style:font-weight-asian="normal" style:font-weight-complex="normal"/>
    </style:style>
    <style:style style:name="T22" style:family="text">
      <style:text-properties officeooo:rsid="00151908"/>
    </style:style>
    <style:style style:name="T23" style:family="text">
      <style:text-properties officeooo:rsid="0015b1c2"/>
    </style:style>
    <style:style style:name="T24" style:family="text">
      <style:text-properties officeooo:rsid="0018418f"/>
    </style:style>
    <style:style style:name="T25" style:family="text">
      <style:text-properties officeooo:rsid="00199d3e"/>
    </style:style>
    <style:style style:name="T26" style:family="text">
      <style:text-properties officeooo:rsid="001aa9d7"/>
    </style:style>
    <style:style style:name="T27" style:family="text">
      <style:text-properties officeooo:rsid="001bedcd"/>
    </style:style>
    <style:style style:name="T28" style:family="text">
      <style:text-properties officeooo:rsid="001e44cd"/>
    </style:style>
    <style:style style:name="T29" style:family="text">
      <style:text-properties officeooo:rsid="001ed80d"/>
    </style:style>
    <style:style style:name="T30" style:family="text">
      <style:text-properties officeooo:rsid="001f6116"/>
    </style:style>
    <style:style style:name="T31" style:family="text">
      <style:text-properties officeooo:rsid="001f7268"/>
    </style:style>
    <style:style style:name="T32" style:family="text">
      <style:text-properties officeooo:rsid="001f9162"/>
    </style:style>
    <style:style style:name="T33" style:family="text">
      <style:text-properties officeooo:rsid="000b6b48"/>
    </style:style>
    <style:style style:name="T34" style:family="text">
      <style:text-properties officeooo:rsid="00097b10"/>
    </style:style>
    <style:style style:name="T35" style:family="text">
      <style:text-properties officeooo:rsid="0007b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ET DE RÈGLES</text:p>
      <text:p text:style-name="P15"/>
      <text:p text:style-name="P16"/>
      <text:p text:style-name="P16">4 grads sets de règles:</text:p>
      <text:p text:style-name="P16"><text:tab/>1 : climat de Mars</text:p>
      <text:p text:style-name="P16"><text:tab/><text:span text:style-name="T15">2</text:span> : Economie</text:p>
      <text:p text:style-name="P16"><text:tab/><text:span text:style-name="T15">3</text:span> : Gestion gvt. interne</text:p>
      <text:p text:style-name="P16"><text:tab/><text:span text:style-name="T15">4</text:span> : Gestion diplomatie (et militaire)</text:p>
      <text:p text:style-name="P17"><text:tab/><text:span text:style-name="T15">5</text:span> : Infrastructures (coûts, ressources à <text:span text:style-name="T14">p</text:span>rendre en compte)<text:tab/><text:tab/><text:span text:style-name="T24">https://en.wikipedia.org/wiki/Colonization_of_Mars#Equipment_needed_for_colonization</text:span></text:p>
      <text:p text:style-name="P16"/>
      <text:p text:style-name="P21">CLIMAT DE MARS</text:p>
      <text:p text:style-name="P2"/>
      <text:p text:style-name="P2">1a : Atmosphère</text:p>
      <text:p text:style-name="P2"><text:tab/>Atmosphère de départ: (en Teratonnes)</text:p>
      <text:p text:style-name="P2"><text:tab/><text:tab/>CO2 : 24</text:p>
      <text:p text:style-name="P2"><text:tab/><text:tab/>Ar : 0,525</text:p>
      <text:p text:style-name="P2"><text:tab/><text:tab/>N2 : 0,475</text:p>
      <text:p text:style-name="P2"><text:tab/><text:tab/>O2 : 0,03625 (traces?)</text:p>
      <text:p text:style-name="P2"><text:tab/><text:tab/>H2 : 0</text:p>
      <text:p text:style-name="P2"><text:tab/><text:tab/>H2O : 0,00525 (traces)</text:p>
      <text:p text:style-name="P2"><text:tab/><text:tab/>CH4 : 0</text:p>
      <text:p text:style-name="P2"><text:tab/><text:tab/>O3 : 0</text:p>
      <text:p text:style-name="P1"><text:span text:style-name="T1"><text:tab/><text:tab/></text:span><text:span text:style-name="T3">Fe2O3</text:span><text:span text:style-name="T1"> : ? (faut-il le mettre dans l'atmosphère?)</text:span></text:p>
      <text:p text:style-name="P2"/>
      <text:p text:style-name="P2"><text:tab/>Calcul de pression:</text:p>
      <text:p text:style-name="P2"><text:tab/><text:tab/>Pression (kPa) = Atmosphère (Teratonnes) x 0,025745</text:p>
      <text:p text:style-name="P2"/>
      <text:p text:style-name="P2"><text:tab/>Calcul de pression partielle:</text:p>
      <text:p text:style-name="P2"><text:tab/><text:tab/>Pression partielle (molécule) = pression x molécule (%masse) (%volume en fait)</text:p>
      <text:p text:style-name="P2"/>
      <text:p text:style-name="P2"><text:tab/>Milestones pour la pression:</text:p>
      <text:p text:style-name="P2"><text:tab/><text:tab/>Respirabilité: 16kPa &lt; pression partielle (O2) &lt; 51kPa</text:p>
      <text:p text:style-name="P2"><text:tab/><text:tab/><text:tab/><text:tab/>CO2 &lt; 2%(masse) (viable à court terme en dessous de 5%)</text:p>
      <text:p text:style-name="P1"><text:span text:style-name="T1"><text:tab/><text:tab/><text:tab/><text:tab/></text:span><text:span text:style-name="T3">Ar ?</text:span><text:span text:style-name="T1"> (plus lourd que l'air, faut-il limiter le %?)</text:span></text:p>
      <text:p text:style-name="P2"><text:tab/><text:tab/>Armstrong Limit : A partir de 6,25kPa, pas besoin de combinaison.</text:p>
      <text:p text:style-name="P2"><text:tab/><text:tab/><text:span text:style-name="T25">Maximum viable (long terme) : 3MPa (30 atm) (</text:span><text:span text:style-name="T8">non sourcé</text:span><text:span text:style-name="T25">)</text:span></text:p>
      <text:p text:style-name="P2"><text:tab/><text:tab/><text:tab/><text:span text:style-name="T26">penser à limiter à 518kPa (triple point du CO2)</text:span></text:p>
      <text:p text:style-name="P2"/>
      <text:p text:style-name="P1"><text:span text:style-name="T1"><text:tab/>Influences possibles par le joueur sur l'atmosphère : </text:span><text:span text:style-name="T3">cf. Infrastructures.</text:span></text:p>
      <text:p text:style-name="P6"/>
      <text:p text:style-name="P6">1b : Température</text:p>
      <text:p text:style-name="P3"><text:span text:style-name="T1"><text:tab/></text:span><text:a xlink:type="simple" xlink:href="http://bartonpaullevenson.com/NewPlanetTemps.html"><text:span text:style-name="T1">http://bartonpaullevenson.com/NewPlanetTemps.html</text:span></text:a></text:p>
      <text:p text:style-name="P6"><text:tab/>Température moyenne totale T<text:span text:style-name="T31">moy</text:span> :</text:p>
      <text:p text:style-name="P7"><text:tab/><text:tab/>T<text:span text:style-name="T31">moy</text:span> = (Ftotal/sigma)^0.25 <text:tab/><text:tab/>( sigma = 5,6704 . 10^(-8) )</text:p>
      <text:p text:style-name="P7"><text:tab/><text:tab/>Ftotal = Fbase + Fgreenhouse – Fabs/atmo – Fabs/surface<text:tab/>(flux d'énergie)</text:p>
      <text:p text:style-name="P7"><text:tab/><text:tab/><text:tab/>Fbase (apport d'énergie due au soleil)</text:p>
      <text:p text:style-name="P7"><text:tab/><text:tab/><text:tab/>Fbase = S/4 . (1 - alpha)</text:p>
      <text:p text:style-name="P8"><text:tab/><text:tab/><text:tab/><text:tab/>S constante: distance au soleil (peut varier avec des miroirs?)</text:p>
      <text:p text:style-name="P8"><text:tab/><text:tab/><text:tab/><text:tab/>alpha : albédo (de Bond) varie avec surface d'océans/végétation?</text:p>
      <text:p text:style-name="P8"><text:tab/><text:tab/><text:tab/>Fgreenhouse (apport d'énergie du greenhouse effect)</text:p>
      <text:p text:style-name="P8"><text:tab/><text:tab/><text:tab/>Fgreenhouse = 0.75 . tau . Fbase</text:p>
      <text:p text:style-name="P8"><text:tab/><text:tab/><text:tab/><text:tab/>tau : optical thickness (absorption/atténuation de la lumière)</text:p>
      <text:p text:style-name="P8"><text:tab/><text:tab/><text:tab/><text:tab/>tau = Sum_el\in{CO2, H2O, CH4, N2O) [ k(el) . (PP(el))^0.5 ]</text:p>
      <text:p text:style-name="P4"><text:span text:style-name="T11"><text:tab/><text:tab/><text:tab/><text:tab/><text:tab/>PP(el) : pression partielle de l'élement (en Pa, </text:span><text:span text:style-name="T12">pas</text:span><text:span text:style-name="T11"> kPa)</text:span></text:p>
      <text:p text:style-name="P8"><text:tab/><text:tab/><text:tab/><text:tab/><text:tab/>k(el)<text:tab/>constante dépend de l'élement</text:p>
      <text:p text:style-name="P8"><text:tab/><text:tab/><text:tab/><text:tab/><text:tab/><text:tab/>k(CO2) = 0.029</text:p>
      <text:p text:style-name="P8"><text:tab/><text:tab/><text:tab/><text:tab/><text:tab/><text:tab/>k(H2O) = 0.087 <text:s text:c="2"/><text:span text:style-name="T32">(gas+nuages)</text:span></text:p>
      <text:p text:style-name="P8"><text:tab/><text:tab/><text:tab/><text:tab/><text:tab/><text:tab/>k(CH4) = 1.45 (pas sûr, inventé depuis le GWP)</text:p>
      <text:p text:style-name="P8"><text:tab/><text:tab/><text:tab/><text:tab/><text:tab/><text:tab/>k(N2O) = 7.25 (pas sûr, idem)</text:p>
      <text:p text:style-name="P8"><text:tab/><text:tab/><text:tab/>Fabs/atmo (énergie absorbée par l'atmosphère)</text:p>
      <text:p text:style-name="P8"><text:tab/><text:tab/><text:tab/>Fabs/atmo = Fbase . (1-exp(-tau_VIS))</text:p>
      <text:p text:style-name="P8"><text:tab/><text:tab/><text:tab/><text:tab/>tau_VIS (visual optical thickness)</text:p>
      <text:p text:style-name="P9"><text:soft-page-break/><text:tab/><text:tab/><text:tab/><text:tab/>tau_VIS = 0.36 . [ tau – 0.723 ]^0.411</text:p>
      <text:p text:style-name="P9"><text:tab/><text:tab/><text:tab/></text:p>
      <text:p text:style-name="P9"><text:tab/><text:tab/><text:tab/>Fabs/surface (énergie absorbée par la surface)</text:p>
      <text:p text:style-name="P9"><text:tab/><text:tab/><text:tab/>Fabs/surface = (0.369 . tau) / (2tau – 0.6)</text:p>
      <text:p text:style-name="P9"><text:tab/><text:tab/><text:tab/><text:tab/><text:tab/>. [ (1-alpha)(Fbase-Fabs/atmo) + 0.95Fgreenhouse ]</text:p>
      <text:p text:style-name="P5"><text:span text:style-name="T13"><text:tab/></text:span><text:span text:style-name="T4">Variations saisons/latitude </text:span><text:span text:style-name="T10">(constant)</text:span></text:p>
      <text:p text:style-name="P5"><text:span text:style-name="T4"><text:tab/></text:span><text:span text:style-name="T7">Variations journalières</text:span></text:p>
      <text:p text:style-name="P22"><text:tab/><text:tab/><text:a xlink:type="simple" xlink:href="https://en.wikipedia.org/wiki/Volumetric_heat_capacity#Thermal_inertia">https://en.wikipedia.org/wiki/Volumetric_heat_capacity#Thermal_inertia</text:a></text:p>
      <text:p text:style-name="P22"><text:tab/><text:span text:style-name="T29">Implications sur la viabilité</text:span></text:p>
      <text:p text:style-name="P9"/>
      <text:p text:style-name="P9"/>
      <text:p text:style-name="P9">1c : Thermodynamique? (vitesse de fonte/sublimation, équilibres, peut-être apport énergétique de collisions météores/phobos/deimos)</text:p>
      <text:p text:style-name="P9"/>
      <text:p text:style-name="P9">1d : <text:span text:style-name="T15">Poles (et quantité fondue)</text:span></text:p>
      <text:p text:style-name="P10"><text:tab/><text:span text:style-name="T15">état de départ:</text:span></text:p>
      <text:p text:style-name="P11"><text:tab/><text:tab/>CO2 : 12 Teratonnes</text:p>
      <text:p text:style-name="P18"><text:span text:style-name="T16"><text:tab/><text:tab/></text:span><text:span text:style-name="T17">H2O : </text:span><text:bookmark text:name="cwos"/>2934 <text:span text:style-name="T22">Teratonnes (3,2 million cubic km)</text:span></text:p>
      <text:p text:style-name="P9"/>
      <text:p text:style-name="P12">1e : Water</text:p>
      <text:p text:style-name="P27"><text:tab/>état de départ:</text:p>
      <text:p text:style-name="P27"><text:tab/><text:tab/>4585 Teratonnes de glace (5 million km3, dont 3.2 aux poles)</text:p>
      <text:p text:style-name="P27"><text:tab/><text:tab/>+ possiblement de l'eau sous la surface <text:span text:style-name="T33">(pas de données)</text:span></text:p>
      <text:p text:style-name="P27"><text:tab/><text:tab/><text:tab/><text:span text:style-name="T34">Traité comme une ressource, cf. ressources à extraire et infrastructure.</text:span></text:p>
      <text:p text:style-name="P27"/>
      <text:p text:style-name="P27"><text:tab/>Répartition (gaz/liquide/solide) :</text:p>
      <text:p text:style-name="P27"><text:tab/><text:tab/><text:span text:style-name="T35">VariantH2O = 5+ <text:s/>variation journalière de T° /10</text:span></text:p>
      <text:p text:style-name="P27"><text:tab/><text:tab/><text:span text:style-name="T34">lim-s/l : limite solide/liquide </text:span></text:p>
      <text:p text:style-name="P27"><text:span text:style-name="T34"><text:tab/><text:tab/><text:tab/>constant 273,15°K</text:span></text:p>
      <text:p text:style-name="P28"><text:span text:style-name="T19"><text:tab/><text:tab/>lim-</text:span><text:span text:style-name="T21">l/g : lim</text:span><text:span text:style-name="T19">ite liquide/gaz</text:span><text:span text:style-name="T20"> (approximation)</text:span></text:p>
      <text:p text:style-name="P27"><text:span text:style-name="T27"><text:tab/><text:tab/><text:tab/>Tlimite(°K) = 5132 / [ 25.27877 – ln(Pression(Pa))]</text:span></text:p>
      <text:p text:style-name="P27"><text:tab/><text:tab/><text:span text:style-name="T35">Distribution(x) : Gaussienne de distribution de l'eau</text:span></text:p>
      <text:p text:style-name="P27"><text:span text:style-name="T35"><text:tab/><text:tab/><text:tab/>= 1/(VariantH2O*sqrt(2pi)) * exp [ - (x-Tmoy (°K))^2 / (2*VariantH2O^2) ]</text:span></text:p>
      <text:p text:style-name="P27"><text:tab/><text:tab/><text:span text:style-name="T34">Quantité glace (%) :</text:span></text:p>
      <text:p text:style-name="P27"><text:tab/><text:tab/><text:tab/><text:span text:style-name="T34">100 * Intégrale_{-inf}^{lim-s/l} Distribution(x)</text:span></text:p>
      <text:p text:style-name="P27"><text:tab/><text:tab/><text:span text:style-name="T34">Quantité eau liquide (%) : (Rq: A cause de l'approx lim-l/g, l'intégrale peut etre <text:tab/><text:tab/><text:tab/><text:tab/><text:tab/><text:tab/><text:tab/>négative. Donne de faibles valeurs négligeables)</text:span></text:p>
      <text:p text:style-name="P27"><text:tab/><text:tab/><text:tab/><text:span text:style-name="T34">Max ( 0 , 100 * Intégrale_{lim-s/l}^{lim-l/g} Distribution(x))</text:span></text:p>
      <text:p text:style-name="P27"><text:span text:style-name="T34"><text:tab/><text:tab/>Quantité eau gas (%)</text:span></text:p>
      <text:p text:style-name="P27"><text:span text:style-name="T34"><text:tab/><text:tab/><text:tab/>100 * Intégral_{lim-l/g}^{inf} Distribution(x) </text:span></text:p>
      <text:p text:style-name="P27"><text:tab/><text:tab/><text:span text:style-name="T33">(Rq: Implémentation : Utiliser boost/normal distribution (maths/stats) )</text:span></text:p>
      <text:p text:style-name="P27"/>
      <text:p text:style-name="P27"><text:tab/><text:span text:style-name="T32">Répartition (nuages) :</text:span></text:p>
      <text:p text:style-name="P27"><text:tab/><text:tab/><text:span text:style-name="T10">WIP</text:span></text:p>
      <text:p text:style-name="P12"/>
      <text:p text:style-name="P9">1<text:span text:style-name="T23">f</text:span> : <text:span text:style-name="T15">Géographie (et montée de l'eau)</text:span></text:p>
      <text:p text:style-name="P9"/>
      <text:p text:style-name="P26">1g : Répartition de l'eau/mouillage</text:p>
      <text:p text:style-name="P26"><text:tab/><text:span text:style-name="T2">Idée: la pluie permet d'arrêter la poussière dans l'atmosphère, fait couler la poussière de surface, créer rivières/érosion. Combien de temps faut-il pour "laver" le sol?</text:span></text:p>
      <text:p text:style-name="P9"/>
      <text:p text:style-name="P26">1h : Cultivabilité, influence des végétaux</text:p>
      <text:p text:style-name="P26"><text:soft-page-break/><text:tab/></text:p>
      <text:p text:style-name="P26"/>
      <text:p text:style-name="P11">1<text:span text:style-name="T29">i</text:span> : Ressources minéralogiques (et génération (aléatoire?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0M51S</meta:editing-duration>
    <meta:editing-cycles>12</meta:editing-cycles>
    <meta:generator>LibreOffice/4.1.5.3$Windows_x86 LibreOffice_project/1c1366bba2ba2b554cd2ca4d87c06da81c05d24</meta:generator>
    <dc:date>2014-05-05T12:01:09.742000000</dc:date>
    <meta:document-statistic meta:table-count="0" meta:image-count="0" meta:object-count="0" meta:page-count="4" meta:paragraph-count="95" meta:word-count="585" meta:character-count="4150" meta:non-whitespace-character-count="3435"/>
    <meta:user-defined meta:name="Info 1"/>
    <meta:user-defined meta:name="Info 2"/>
    <meta:user-defined meta:name="Info 3"/>
    <meta:user-defined meta:name="Info 4"/>
  </office:meta>
</office:document-meta>
</file>